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66"/>
    <style:style style:name="ce4" style:family="table-cell" style:parent-style-name="Default" style:data-style-name="N51"/>
    <style:style style:name="ce5" style:family="table-cell" style:parent-style-name="Default" style:data-style-name="N59"/>
    <style:style style:name="ce6" style:family="table-cell" style:parent-style-name="Default" style:data-style-name="N67"/>
    <style:style style:name="ce7" style:family="table-cell" style:parent-style-name="Default" style:data-style-name="N1"/>
    <style:style style:name="ce8" style:family="table-cell" style:parent-style-name="Default" style:data-style-name="N69"/>
    <style:style style:name="ce9" style:family="table-cell" style:parent-style-name="Default" style:data-style-name="N78"/>
    <style:style style:name="ce10" style:family="table-cell" style:parent-style-name="Default" style:data-style-name="N79"/>
    <style:style style:name="ce11" style:family="table-cell" style:parent-style-name="Default" style:data-style-name="N80"/>
    <style:style style:name="ce12" style:family="table-cell" style:parent-style-name="Default" style:data-style-name="N2"/>
    <style:style style:name="ce13" style:family="table-cell" style:parent-style-name="Per_32_cent" style:data-style-name="N13"/>
    <style:style style:name="ce14" style:family="table-cell" style:parent-style-name="Default" style:data-style-name="N68"/>
    <style:style style:name="ce15" style:family="table-cell" style:parent-style-name="Default" style:data-style-name="N36"/>
    <style:style style:name="ce16" style:family="table-cell" style:parent-style-name="Default" style:data-style-name="N37"/>
    <style:style style:name="ce17" style:family="table-cell" style:parent-style-name="Default" style:data-style-name="N38"/>
    <style:style style:name="ce18" style:family="table-cell" style:parent-style-name="Default" style:data-style-name="N39"/>
    <style:style style:name="ce19" style:family="table-cell" style:parent-style-name="Per_32_cent" style:data-style-name="N40"/>
    <style:style style:name="ce20" style:family="table-cell" style:parent-style-name="Default" style:data-style-name="N70"/>
    <style:style style:name="ce21" style:family="table-cell" style:parent-style-name="Default" style:data-style-name="N41"/>
    <style:style style:name="ce22" style:family="table-cell" style:parent-style-name="Default" style:data-style-name="N42"/>
    <style:style style:name="ce23" style:family="table-cell" style:parent-style-name="Default" style:data-style-name="N43"/>
    <style:style style:name="ce24" style:family="table-cell" style:parent-style-name="Default" style:data-style-name="N44"/>
    <style:style style:name="ce25" style:family="table-cell" style:parent-style-name="Per_32_cent" style:data-style-name="N14"/>
    <style:style style:name="ce26" style:family="table-cell" style:parent-style-name="Default" style:data-style-name="N71"/>
    <style:style style:name="ce27" style:family="table-cell" style:parent-style-name="Default" style:data-style-name="N45"/>
    <style:style style:name="ce28" style:family="table-cell" style:parent-style-name="Default" style:data-style-name="N46"/>
    <style:style style:name="ce29" style:family="table-cell" style:parent-style-name="Default" style:data-style-name="N47"/>
    <style:style style:name="ce30" style:family="table-cell" style:parent-style-name="Per_32_cent" style:data-style-name="N48"/>
    <style:style style:name="ce31" style:family="table-cell" style:parent-style-name="Default" style:data-style-name="N72"/>
    <style:style style:name="ce32" style:family="table-cell" style:parent-style-name="Default" style:data-style-name="N19"/>
    <style:style style:name="ce33" style:family="table-cell" style:parent-style-name="Default" style:data-style-name="N49"/>
    <style:style style:name="ce34" style:family="table-cell" style:parent-style-name="Default" style:data-style-name="N50"/>
    <style:style style:name="ce35" style:family="table-cell" style:parent-style-name="Default" style:data-style-name="N15"/>
    <style:style style:name="ce36" style:family="table-cell" style:parent-style-name="Default" style:data-style-name="N73"/>
    <style:style style:name="ce37" style:family="table-cell" style:parent-style-name="Default" style:data-style-name="N52"/>
    <style:style style:name="ce38" style:family="table-cell" style:parent-style-name="Default" style:data-style-name="N53"/>
    <style:style style:name="ce39" style:family="table-cell" style:parent-style-name="Default" style:data-style-name="N54"/>
    <style:style style:name="ce40" style:family="table-cell" style:parent-style-name="Default" style:data-style-name="N55"/>
    <style:style style:name="ce41" style:family="table-cell" style:parent-style-name="Default" style:data-style-name="N17"/>
    <style:style style:name="ce42" style:family="table-cell" style:parent-style-name="Default" style:data-style-name="N74"/>
    <style:style style:name="ce43" style:family="table-cell" style:parent-style-name="Default" style:data-style-name="N20"/>
    <style:style style:name="ce44" style:family="table-cell" style:parent-style-name="Default" style:data-style-name="N56"/>
    <style:style style:name="ce45" style:family="table-cell" style:parent-style-name="Default" style:data-style-name="N57"/>
    <style:style style:name="ce46" style:family="table-cell" style:parent-style-name="Default" style:data-style-name="N18"/>
    <style:style style:name="ce47" style:family="table-cell" style:parent-style-name="Default" style:data-style-name="N75"/>
    <style:style style:name="ce48" style:family="table-cell" style:parent-style-name="Default" style:data-style-name="N58"/>
    <style:style style:name="ce49" style:family="table-cell" style:parent-style-name="Default" style:data-style-name="N60"/>
    <style:style style:name="ce50" style:family="table-cell" style:parent-style-name="Default" style:data-style-name="N61"/>
    <style:style style:name="ce51" style:family="table-cell" style:parent-style-name="Default" style:data-style-name="N62"/>
    <style:style style:name="ce52" style:family="table-cell" style:parent-style-name="Default" style:data-style-name="N63"/>
    <style:style style:name="ce53" style:family="table-cell" style:parent-style-name="Default" style:data-style-name="N64"/>
    <style:style style:name="ce54" style:family="table-cell" style:parent-style-name="Default" style:data-style-name="N65"/>
    <style:style style:name="ce55" style:family="table-cell" style:parent-style-name="Default" style:data-style-name="N4"/>
    <style:style style:name="ce56" style:family="table-cell" style:parent-style-name="Default" style:data-style-name="N77"/>
    <style:style style:name="ce57" style:family="table-cell" style:parent-style-name="Default" style:data-style-name="N0">
      <style:table-cell-properties style:vertical-align="automatic" fo:wrap-option="wrap" fo:background-color="transparent"/>
    </style:style>
    <style:style style:name="ce58" style:family="table-cell" style:parent-style-name="Default" style:data-style-name="N76"/>
    <style:style style:name="ce59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ngu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ill_length_mm</text:p>
          </table:table-cell>
          <table:table-cell office:value-type="string" table:style-name="ce1">
            <text:p>body_mass_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.390410958904098" table:style-name="ce1">
            <text:p>40.39041096</text:p>
          </table:table-cell>
          <table:table-cell office:value-type="float" office:value="4043.4931506849298" table:style-name="ce1">
            <text:p>4043.493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.257534246575297" table:style-name="ce1">
            <text:p>37.25753425</text:p>
          </table:table-cell>
          <table:table-cell office:value-type="float" office:value="3368.8356164383599" table:style-name="ce1">
            <text:p>3368.835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.094117647058802" table:style-name="ce1">
            <text:p>51.09411765</text:p>
          </table:table-cell>
          <table:table-cell office:value-type="float" office:value="3938.9705882352901" table:style-name="ce1">
            <text:p>3938.97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.573529411764703" table:style-name="ce1">
            <text:p>46.57352941</text:p>
          </table:table-cell>
          <table:table-cell office:value-type="float" office:value="3527.2058823529401" table:style-name="ce1">
            <text:p>3527.205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.4737704918033" table:style-name="ce1">
            <text:p>49.47377049</text:p>
          </table:table-cell>
          <table:table-cell office:value-type="float" office:value="5484.8360655737697" table:style-name="ce1">
            <text:p>5484.836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5.563793103448297" table:style-name="ce1">
            <text:p>45.5637931</text:p>
          </table:table-cell>
          <table:table-cell office:value-type="float" office:value="4679.7413793103497" table:style-name="ce1">
            <text:p>4679.741379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types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1" draw:style-name="a5" draw:name="Comment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3" draw:id="id2" draw:style-name="a8" draw:name="Comment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4" draw:id="id3" draw:style-name="a11" draw:name="Comment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5" draw:id="id4" draw:style-name="a14" draw:name="Comment 1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6" draw:id="id5" draw:style-name="a17" draw:name="Comment 2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7" draw:id="id6" draw:style-name="a20" draw:name="Comment 1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8" draw:id="id7" draw:style-name="a23" draw:name="Comment 4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Error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3">
            <text:p>£1.20</text:p>
          </table:table-cell>
          <table:table-cell office:value-type="date" office:date-value="2022-06-15T00:00:00" table:style-name="ce4">
            <text:p>15/06/22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7">
            <text:p>12035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2]*[.H2]" table:style-name="ce1">
            <text:p>6579.298265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24" svg:x="2.13541666666667in" svg:y="0.21875in" svg:width="1.08333333333333in" svg:height="0.9375in">
              <dc:creator>Microsoft Office User</dc:creator>
              <text:p><text:span text:style-name="T1">Test comment</text:span></text:p>
            </office:annotation>
            <text:p>Cell with commen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8">
            <text:p>£1.20</text:p>
          </table:table-cell>
          <table:table-cell office:value-type="date" office:date-value="2022-06-15T00:00:00" table:style-name="ce9">
            <text:p>06/15/22</text:p>
          </table:table-cell>
          <table:table-cell office:value-type="time" office:time-value="PT13H24M56S" table:style-name="ce10">
            <text:p>13:24</text:p>
          </table:table-cell>
          <table:table-cell office:value-type="date" office:date-value="2022-06-15T13:24:56" table:style-name="ce11">
            <text:p>15/06/22 13:24</text:p>
          </table:table-cell>
          <table:table-cell office:value-type="float" office:value="12034.56789" table:style-name="ce12">
            <text:p>12034.57</text:p>
          </table:table-cell>
          <table:table-cell office:value-type="percentage" office:value="0.54669999999999996" table:style-name="ce13">
            <text:p>55%</text:p>
          </table:table-cell>
          <table:table-cell office:value-type="float" office:value="6579.2982654629996" table:formula="of:=[.G3]*[.H3]" table:style-name="ce1">
            <text:p>6579.298265</text:p>
          </table:table-cell>
          <table:table-cell office:value-type="float" office:value="0" table:formula="of:=1/0" table:style-name="ce1">
            <text:p>#DIV/0!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 with</text:p>
            <text:p>Multiple lines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14">
            <text:p><text:s/>£1.20<text:s/></text:p>
          </table:table-cell>
          <table:table-cell office:value-type="date" office:date-value="2022-06-15T00:00:00" table:style-name="ce15">
            <text:p>Wed 15 Jun 22</text:p>
          </table:table-cell>
          <table:table-cell office:value-type="time" office:time-value="PT13H24M56S" table:style-name="ce16">
            <text:p>01:24 PM</text:p>
          </table:table-cell>
          <table:table-cell office:value-type="date" office:date-value="2022-06-15T13:24:56" table:style-name="ce17">
            <text:p>15-Jun-22 13:56</text:p>
          </table:table-cell>
          <table:table-cell office:value-type="float" office:value="12034.56789" table:style-name="ce18">
            <text:p>12034.5679</text:p>
          </table:table-cell>
          <table:table-cell office:value-type="percentage" office:value="0.54669999999999996" table:style-name="ce19">
            <text:p>54.7%</text:p>
          </table:table-cell>
          <table:table-cell office:value-type="float" office:value="6579.2982654629996" table:formula="of:=[.G4]*[.H4]" table:style-name="ce1">
            <text:p>6579.298265</text:p>
          </table:table-cell>
          <table:table-cell office:value-type="float" office:value="0" table:formula="of:=&quot;Hello&quot;/1" table:style-name="ce1">
            <text:p>#VALUE!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 <text:s/>with <text:s text:c="3"/>repeated spaces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20">
            <text:p><text:s/>£1.20<text:s/></text:p>
          </table:table-cell>
          <table:table-cell office:value-type="date" office:date-value="2022-06-15T00:00:00" table:style-name="ce21">
            <text:p>Wednesday, June 15, 2022</text:p>
          </table:table-cell>
          <table:table-cell office:value-type="time" office:time-value="PT13H24M56S" table:style-name="ce22">
            <text:p>1:24:56 PM</text:p>
          </table:table-cell>
          <table:table-cell office:value-type="date" office:date-value="2022-06-15T13:24:56" table:style-name="ce23">
            <text:p>Wednesday 15 June 2022 01:24 PM</text:p>
          </table:table-cell>
          <table:table-cell office:value-type="float" office:value="12034.56789" table:style-name="ce24">
            <text:p>12034.568</text:p>
          </table:table-cell>
          <table:table-cell office:value-type="percentage" office:value="0.54669999999999996" table:style-name="ce25">
            <text:p>54.67%</text:p>
          </table:table-cell>
          <table:table-cell office:value-type="float" office:value="6579.2982654629996" table:formula="of:=[.G5]*[.H5]" table:style-name="ce1">
            <text:p>6579.298265</text:p>
          </table:table-cell>
          <table:table-cell office:value-type="float" office:value="0" table:formula="of:=null()" table:number-matrix-columns-spanned="1" table:number-matrix-rows-spanned="1" table:style-name="ce1">
            <text:p>#NAME?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s with <text:s/>repeated <text:s text:c="2"/>spaces</text:p>
            <text:p>And multiple <text:s text:c="4"/>line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26">
            <text:p>€ 1.20</text:p>
          </table:table-cell>
          <table:table-cell office:value-type="date" office:date-value="2022-06-15T00:00:00" table:style-name="ce27">
            <text:p>15/Jun</text:p>
          </table:table-cell>
          <table:table-cell office:value-type="time" office:time-value="PT13H24M56S" table:style-name="ce28">
            <text:p>1:24 PM</text:p>
          </table:table-cell>
          <table:table-cell office:value-type="date" office:date-value="2022-06-15T13:24:56" table:style-name="ce29">
            <text:p>15/06 13.56</text:p>
          </table:table-cell>
          <table:table-cell office:value-type="float" office:value="12034.56789" table:style-name="ce1">
            <text:p>12034.56789</text:p>
          </table:table-cell>
          <table:table-cell office:value-type="percentage" office:value="0.54669999999999996" table:style-name="ce30">
            <text:p>54.6700%</text:p>
          </table:table-cell>
          <table:table-cell office:value-type="float" office:value="6579.2982654629996" table:formula="of:=[.G6]*[.H6]" table:style-name="ce1">
            <text:p>6579.298265</text:p>
          </table:table-cell>
          <table:table-cell office:value-type="float" office:value="0" table:formula="of:=[.#REF!]/1" table:style-name="ce1">
            <text:p>#REF!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25" svg:x="2.13541666666667in" svg:y="1.10416666666667in" svg:width="1.08333333333333in" svg:height="0.927083333333333in">
              <dc:creator>Microsoft Office User</dc:creator>
              <text:p><text:span text:style-name="T1">Comment 2</text:span><text:span text:style-name="T1"/></text:p>
              <text:p><text:span text:style-name="T1">More comments</text:span><text:span text:style-name="T1"/></text:p>
              <text:p><text:span text:style-name="T1">Comments <text:s text:c="3"/>with <text:s/>space</text:span><text:span text:style-name="T1"/></text:p>
              <text:p><text:span text:style-name="T2">Bold comment</text:span></text:p>
            </office:annotation>
            <text:p>Cell with formatted commen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31">
            <text:p>1.20 €</text:p>
          </table:table-cell>
          <table:table-cell office:value-type="date" office:date-value="2022-06-15T00:00:00" table:style-name="ce32">
            <text:p>15/06/2022</text:p>
          </table:table-cell>
          <table:table-cell office:value-type="time" office:time-value="PT13H24M56S" table:style-name="ce33">
            <text:p>13h24</text:p>
          </table:table-cell>
          <table:table-cell office:value-type="date" office:date-value="2022-06-15T13:24:56" table:style-name="ce34">
            <text:p>2022-06-15 13:24:56</text:p>
          </table:table-cell>
          <table:table-cell office:value-type="float" office:value="12034.56789" table:style-name="ce35">
            <text:p>1.20E+04</text:p>
          </table:table-cell>
          <table:table-cell office:value-type="float" office:value="0.54669999999999996" table:style-name="ce12">
            <text:p>0.55</text:p>
          </table:table-cell>
          <table:table-cell office:value-type="float" office:value="6579.2982654629996" table:formula="of:=[.G7]*[.H7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59">
            <text:p>Merged cell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36">
            <text:p>1.20 €</text:p>
          </table:table-cell>
          <table:table-cell office:value-type="date" office:date-value="2022-06-15T00:00:00" table:style-name="ce37">
            <text:p>15. Jun. 2022</text:p>
          </table:table-cell>
          <table:table-cell office:value-type="time" office:time-value="PT13H24M56S" table:style-name="ce38">
            <text:p>1324</text:p>
          </table:table-cell>
          <table:table-cell office:value-type="date" office:date-value="2022-06-15T13:24:56" table:style-name="ce39">
            <text:p>20220615-132456</text:p>
          </table:table-cell>
          <table:table-cell office:value-type="float" office:value="12034.56789" table:style-name="ce40">
            <text:p>1.203E+04</text:p>
          </table:table-cell>
          <table:table-cell office:value-type="float" office:value="0.54669999999999996" table:style-name="ce41">
            <text:p><text:s/>5/9</text:p>
          </table:table-cell>
          <table:table-cell office:value-type="float" office:value="6579.2982654629996" table:formula="of:=[.G8]*[.H8]" table:style-name="ce1">
            <text:p>6579.298265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16374"/>
        </table:table-row>
        <table:table-row table:style-name="ro1">
          <table:covered-table-cell/>
          <table:table-cell office:value-type="boolean" office:boolean-value="false" table:style-name="ce1">
            <text:p>FALSE</text:p>
          </table:table-cell>
          <table:table-cell office:value-type="currency" office:value="1.2" table:style-name="ce42">
            <text:p>EUR 1.20</text:p>
          </table:table-cell>
          <table:table-cell office:value-type="date" office:date-value="2022-06-15T00:00:00" table:style-name="ce43">
            <text:p>15-Jun-22</text:p>
          </table:table-cell>
          <table:table-cell office:value-type="time" office:time-value="PT13H24M56S" table:style-name="ce44">
            <text:p>13 24</text:p>
          </table:table-cell>
          <table:table-cell office:value-type="date" office:date-value="2022-06-15T13:24:56" table:style-name="ce45">
            <text:p>15-Jun 1:24 PM</text:p>
          </table:table-cell>
          <table:table-cell office:value-type="float" office:value="12034.56789" table:style-name="ce1">
            <text:p>12034.56789</text:p>
          </table:table-cell>
          <table:table-cell office:value-type="float" office:value="0.54669999999999996" table:style-name="ce46">
            <text:p><text:s/>41/75</text:p>
          </table:table-cell>
          <table:table-cell office:value-type="float" office:value="6579.2982654629996" table:formula="of:=[.G9]*[.H9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59">
            <text:p>Merged cell with hidden tex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47">
            <text:p>$1.20</text:p>
          </table:table-cell>
          <table:table-cell office:value-type="date" office:date-value="2022-06-15T00:00:00" table:style-name="ce48">
            <text:p>15 juin 2022</text:p>
          </table:table-cell>
          <table:table-cell office:value-type="time" office:time-value="PT13H24M56S" table:style-name="ce49">
            <text:p>13-24-56</text:p>
          </table:table-cell>
          <table:table-cell office:value-type="date" office:date-value="2022-06-15T13:24:56" table:style-name="ce50">
            <text:p>15-juin-2022 13:24</text:p>
          </table:table-cell>
          <table:table-cell office:value-type="float" office:value="12034.56789" table:style-name="ce51">
            <text:p>12034.5678900000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0]*[.H10]" table:style-name="ce1">
            <text:p>6579.29826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boolean" office:boolean-value="true" table:style-name="ce1">
            <text:p>TRUE</text:p>
          </table:table-cell>
          <table:table-cell office:value-type="currency" office:value="1.2" table:style-name="ce47">
            <text:p>$1.20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3">
            <text:p>13:24:56.000</text:p>
          </table:table-cell>
          <table:table-cell office:value-type="date" office:date-value="2022-06-15T13:24:56" table:style-name="ce54">
            <text:p>15/06/22 13-24</text:p>
          </table:table-cell>
          <table:table-cell office:value-type="float" office:value="12034.56789" table:style-name="ce55">
            <text:p>12,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1]*[.H11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26" svg:x="2.13541666666667in" svg:y="2.15625in" svg:width="1.08333333333333in" svg:height="0.71875in">
              <text:p>Comment:</text:p>
              <text:p><text:s text:c="4"/>Test comment</text:p>
            </office:annotation>
            <text:p>Cell with new Excel comment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56">
            <text:p><text:s/>$1.20<text:s/>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2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2]*[.H12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27" svg:x="2.13541666666667in" svg:y="2.33333333333333in" svg:width="1.08333333333333in" svg:height="0.71875in">
              <text:p>Comment:</text:p>
              <text:p><text:s text:c="4"/>Test comment 1</text:p>
              <text:p>Reply:</text:p>
              <text:p><text:s text:c="4"/>Reply to comment</text:p>
            </office:annotation>
            <text:p>Cell with new Excel comment thread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6">
            <text:p><text:s/>$1.20<text:s/>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2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3]*[.H13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8">
            <text:p>USD 1.20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2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4]*[.H14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8">
            <text:p>USD 1.20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2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5]*[.H15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8">
            <text:p>USD 1.20</text:p>
          </table:table-cell>
          <table:table-cell office:value-type="date" office:date-value="2022-06-15T00:00:00" table:style-name="ce52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2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6]*[.H16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une cellule dans une feuille de calcul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7">
      <number:fraction number:min-integer-digits="0" number:min-numerator-digits="1" number:min-denominator-digits="1" number:max-denominator-value="9"/>
    </number:number-style>
    <number:number-style style:name="N18">
      <number:fraction number:min-integer-digits="0" number:min-numerator-digits="2" number:min-denominator-digits="2" number:max-denominator-value="99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-of-week/>
      <number:text> </number:text>
      <number:day number:style="long"/>
      <number:text> </number:text>
      <number:month number:textual="true"/>
      <number:text> </number:text>
      <number:year/>
    </number:date-style>
    <number:time-style style:name="N37P0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37">
      <number:text-content/>
      <style:map style:condition="value()&gt;=0" style:apply-style-name="N37P0"/>
    </number:text-style>
    <number:date-style style:name="N38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seconds number:style="long"/>
    </number:date-style>
    <number:number-style style:name="N39">
      <number:number number:decimal-places="4" number:min-decimal-places="4" number:min-integer-digits="1"/>
    </number:number-style>
    <number:percentage-style style:name="N40">
      <number:number number:decimal-places="1" number:min-decimal-places="1" number:min-integer-digits="1"/>
      <number:text>%</number:text>
    </number:percentage-style>
    <number:date-style style:name="N41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42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42">
      <number:text-content/>
      <style:map style:condition="value()&gt;=0" style:apply-style-name="N42P0"/>
    </number:text-style>
    <number:date-style style:name="N43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44">
      <number:number number:decimal-places="3" number:min-decimal-places="3" number:min-integer-digits="1"/>
    </number:number-style>
    <number:date-style style:name="N45">
      <number:day number:style="long"/>
      <number:text>/</number:text>
      <number:month number:textual="true"/>
    </number:date-style>
    <number:time-style style:name="N46P0" number:language="en" number:country="US">
      <number:hours/>
      <number:text>:</number:text>
      <number:minutes number:style="long"/>
      <number:text> </number:text>
      <number:am-pm/>
    </number:time-style>
    <number:text-style style:name="N46">
      <number:text-content/>
      <style:map style:condition="value()&gt;=0" style:apply-style-name="N46P0"/>
    </number:text-style>
    <number:date-style style:name="N47">
      <number:day number:style="long"/>
      <number:text>/</number:text>
      <number:month number:style="long"/>
      <number:text> </number:text>
      <number:hours number:style="long"/>
      <number:text>.</number:text>
      <number:seconds number:style="long"/>
    </number:date-style>
    <number:percentage-style style:name="N48">
      <number:number number:decimal-places="4" number:min-decimal-places="4" number:min-integer-digits="1"/>
      <number:text>%</number:text>
    </number:percentage-style>
    <number:time-style style:name="N49">
      <number:hours number:style="long"/>
      <number:text>h</number:text>
      <number:minutes number:style="long"/>
    </number:time-style>
    <number:date-style style:name="N5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P0">
      <number:day number:style="long"/>
      <number:text>/</number:text>
      <number:month number:style="long"/>
      <number:text>/</number:text>
      <number:year/>
    </number:date-style>
    <number:text-style style:name="N51">
      <number:text-content/>
      <style:map style:condition="value()&gt;=0" style:apply-style-name="N51P0"/>
    </number:text-style>
    <number:date-style style:name="N52">
      <number:day number:style="long"/>
      <number:text>. </number:text>
      <number:month number:textual="true"/>
      <number:text>. </number:text>
      <number:year number:style="long"/>
    </number:date-style>
    <number:time-style style:name="N53">
      <number:hours number:style="long"/>
      <number:minutes number:style="long"/>
    </number:time-style>
    <number:date-style style:name="N54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55">
      <number:scientific-number number:decimal-places="3" number:min-decimal-places="3" number:min-integer-digits="1" number:min-exponent-digits="2" number:exponent-interval="1" number:forced-exponent-sign="true"/>
    </number:number-style>
    <number:time-style style:name="N56">
      <number:hours number:style="long"/>
      <number:text> </number:text>
      <number:minutes number:style="long"/>
    </number:time-style>
    <number:date-style style:name="N57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date-style style:name="N58P0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58">
      <number:text-content/>
      <style:map style:condition="value()&gt;=0" style:apply-style-name="N58P0"/>
    </number:text-style>
    <number:time-style style:name="N59P0">
      <number:hours number:style="long"/>
      <number:text>:</number:text>
      <number:minutes number:style="long"/>
      <number:text>:</number:text>
      <number:seconds number:style="long"/>
    </number:time-style>
    <number:text-style style:name="N59">
      <number:text-content/>
      <style:map style:condition="value()&gt;=0" style:apply-style-name="N59P0"/>
    </number:text-style>
    <number:time-style style:name="N60">
      <number:hours number:style="long"/>
      <number:text>-</number:text>
      <number:minutes number:style="long"/>
      <number:text>-</number:text>
      <number:seconds number:style="long"/>
    </number:time-style>
    <number:date-style style:name="N61P0" number:language="fr" number:country="FR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text-style style:name="N61">
      <number:text-content/>
      <style:map style:condition="value()&gt;=0" style:apply-style-name="N61P0"/>
    </number:text-style>
    <number:number-style style:name="N62">
      <number:number number:decimal-places="10" number:min-decimal-places="10" number:min-integer-digits="1"/>
    </number:number-style>
    <number:date-style style:name="N63">
      <number:year number:style="long"/>
      <number:text>-</number:text>
      <number:month number:style="long"/>
      <number:text>-</number:text>
      <number:day number:style="long"/>
    </number:date-style>
    <number:time-style style:name="N64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65P0">
      <number:day number:style="long"/>
      <number:text>/</number:text>
      <number:month number:style="long"/>
      <number:text>/</number:text>
      <number:year/>
      <number:text> </number:text>
      <number:hours number:style="long"/>
      <number:text>-</number:text>
      <number:minutes number:style="long"/>
    </number:date-style>
    <number:text-style style:name="N65">
      <number:text-content/>
      <style:map style:condition="value()&gt;=0" style:apply-style-name="N65P0"/>
    </number:text-style>
    <number:currency-style style:name="N6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6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68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68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68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currency-style style:name="N69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0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0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0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currency-style style:name="N71" number:language="en" number:country="GB">
      <number:currency-symbol number:language="en" number:country="GB">€</number:currency-symbol>
      <number:text> </number:text>
      <number:number number:decimal-places="2" number:min-decimal-places="2" number:min-integer-digits="1" number:grouping="true"/>
    </number:currency-style>
    <number:currency-style style:name="N72" number:language="en" number:country="GB">
      <number:number number:decimal-places="2" number:min-decimal-places="2" number:min-integer-digits="1" number:grouping="true"/>
      <number:text> </number:text>
      <number:currency-symbol number:language="en" number:country="GB">€</number:currency-symbol>
    </number:currency-style>
    <number:currency-style style:name="N73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74" number:language="en" number:country="GB">
      <number:currency-symbol number:language="en" number:country="GB">EUR</number:currency-symbol>
      <number:text> </number:text>
      <number:number number:decimal-places="2" number:min-decimal-places="2" number:min-integer-digits="1" number:grouping="true"/>
    </number:currency-style>
    <number:currency-style style:name="N75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76" number:language="en" number:country="GB">
      <number:currency-symbol number:language="en" number:country="GB">USD</number:currency-symbol>
      <number:text> </number:text>
      <number:number number:decimal-places="2" number:min-decimal-places="2" number:min-integer-digits="1" number:grouping="true"/>
    </number:currency-style>
    <number:currency-style style:name="N77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7P1" number:language="en" number:country="US">
      <number:text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77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date-style style:name="N78">
      <number:month number:style="long"/>
      <number:text>/</number:text>
      <number:day number:style="long"/>
      <number:text>/</number:text>
      <number:year/>
    </number:date-style>
    <number:time-style style:name="N79">
      <number:hours number:style="long"/>
      <number:text>:</number:text>
      <number:minutes number:style="long"/>
    </number:time-style>
    <number:date-style style:name="N80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_32_cent" style:display-name="Per 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meta:initial-creator>Microsoft Office User</meta:initial-creator>
    <dc:creator>Microsoft Office User</dc:creator>
    <meta:creation-date>2022-06-22T22:43:42Z</meta:creation-date>
    <dc:date>2023-05-06T00:22:40Z</dc:date>
  </office:meta>
</office:document-meta>
</file>